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fe27a" officeooo:paragraph-rsid="00217f31"/>
    </style:style>
    <style:style style:name="P2" style:family="paragraph" style:parent-style-name="Preformatted_20_Text">
      <style:text-properties officeooo:paragraph-rsid="00217f31"/>
    </style:style>
    <style:style style:name="P3" style:family="paragraph" style:parent-style-name="Preformatted_20_Text">
      <style:text-properties officeooo:rsid="00217f31" officeooo:paragraph-rsid="00217f31"/>
    </style:style>
    <style:style style:name="P4" style:family="paragraph" style:parent-style-name="Standard">
      <style:text-properties officeooo:paragraph-rsid="001b91f6"/>
    </style:style>
    <style:style style:name="P5" style:family="paragraph" style:parent-style-name="Subtitle">
      <style:text-properties officeooo:paragraph-rsid="001a6343"/>
    </style:style>
    <style:style style:name="P6" style:family="paragraph" style:parent-style-name="Text_20_body">
      <style:text-properties officeooo:rsid="0021fe8f" officeooo:paragraph-rsid="001b91f6"/>
    </style:style>
    <style:style style:name="P7" style:family="paragraph" style:parent-style-name="Text_20_body">
      <style:text-properties officeooo:rsid="0026fb8c" officeooo:paragraph-rsid="001b91f6"/>
    </style:style>
    <style:style style:name="P8" style:family="paragraph" style:parent-style-name="Text_20_body">
      <style:text-properties officeooo:rsid="001c93c3" officeooo:paragraph-rsid="001c93c3"/>
    </style:style>
    <style:style style:name="P9" style:family="paragraph" style:parent-style-name="Text_20_body">
      <style:text-properties officeooo:rsid="001fa316" officeooo:paragraph-rsid="001fa316"/>
    </style:style>
    <style:style style:name="P10" style:family="paragraph" style:parent-style-name="Text_20_body">
      <style:text-properties officeooo:paragraph-rsid="001fa316"/>
    </style:style>
    <style:style style:name="P11" style:family="paragraph" style:parent-style-name="Text_20_body">
      <style:text-properties officeooo:rsid="001fe27a" officeooo:paragraph-rsid="001fe27a"/>
    </style:style>
    <style:style style:name="P12" style:family="paragraph" style:parent-style-name="Heading_20_3">
      <style:text-properties officeooo:paragraph-rsid="001a6343"/>
    </style:style>
    <style:style style:name="P13" style:family="paragraph" style:parent-style-name="Heading_20_3">
      <style:text-properties officeooo:paragraph-rsid="001b91f6"/>
    </style:style>
    <style:style style:name="P14" style:family="paragraph" style:parent-style-name="Preformatted_20_Text">
      <style:text-properties style:font-name="Courier" fo:font-size="12pt" officeooo:rsid="001c93c3" officeooo:paragraph-rsid="001c93c3" fo:background-color="#ffffff"/>
    </style:style>
    <style:style style:name="P15" style:family="paragraph" style:parent-style-name="Preformatted_20_Text">
      <style:text-properties officeooo:rsid="0022f51a" officeooo:paragraph-rsid="0024eee1"/>
    </style:style>
    <style:style style:name="P16" style:family="paragraph" style:parent-style-name="Preformatted_20_Text">
      <style:text-properties officeooo:paragraph-rsid="0024eee1"/>
    </style:style>
    <style:style style:name="P17" style:family="paragraph" style:parent-style-name="Text_20_body">
      <style:text-properties officeooo:rsid="0022f51a" officeooo:paragraph-rsid="0022f51a"/>
    </style:style>
    <style:style style:name="P18" style:family="paragraph" style:parent-style-name="Text_20_body">
      <style:text-properties officeooo:rsid="0025650d" officeooo:paragraph-rsid="0025650d"/>
    </style:style>
    <style:style style:name="T1" style:family="text">
      <style:text-properties officeooo:rsid="001f0ba9"/>
    </style:style>
    <style:style style:name="T2" style:family="text">
      <style:text-properties officeooo:rsid="001a6343"/>
    </style:style>
    <style:style style:name="T3" style:family="text">
      <style:text-properties officeooo:rsid="001e66a3"/>
    </style:style>
    <style:style style:name="T4" style:family="text">
      <style:text-properties officeooo:rsid="001fa316"/>
    </style:style>
    <style:style style:name="T5" style:family="text">
      <style:text-properties officeooo:rsid="001fe27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17f31" style:font-weight-asian="normal" style:font-weight-complex="normal"/>
    </style:style>
    <style:style style:name="T8" style:family="text">
      <style:text-properties fo:font-weight="normal" officeooo:rsid="001fa316" style:font-weight-asian="normal" style:font-weight-complex="normal"/>
    </style:style>
    <style:style style:name="T9" style:family="text">
      <style:text-properties fo:font-weight="normal" officeooo:rsid="0021e208" style:font-weight-asian="normal" style:font-weight-complex="normal"/>
    </style:style>
    <style:style style:name="T10" style:family="text">
      <style:text-properties officeooo:rsid="0021e208"/>
    </style:style>
    <style:style style:name="T11" style:family="text">
      <style:text-properties officeooo:rsid="0022f51a"/>
    </style:style>
    <style:style style:name="T12" style:family="text">
      <style:text-properties officeooo:rsid="0024eee1"/>
    </style:style>
    <style:style style:name="T13" style:family="text">
      <style:text-properties officeooo:rsid="002525b8"/>
    </style:style>
    <style:style style:name="T14" style:family="text">
      <style:text-properties officeooo:rsid="00254888"/>
    </style:style>
    <style:style style:name="T15" style:family="text">
      <style:text-properties officeooo:rsid="002565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Лабораторна робота №<text:span text:style-name="T2">2</text:span></text:p>
      <text:p text:style-name="P4">Тема роботи: підтримка об’єкто-орієнтованого програмування в <text:s/><text:span text:style-name="T1">Objective-C</text:span></text:p>
      <text:p text:style-name="P4">Мета роботи: <text:s/>ознайомитись з підтримкою ООП в <text:span text:style-name="T1">Objective-C</text:span></text:p>
      <text:h text:style-name="P12" text:outline-level="3">Теоретичні відомості </text:h>
      <text:p text:style-name="P8">Objective-C 2.0 є об’єкто-орієнтованою мовою програмування з підтримкою усіх сучасних парадигм ООП.</text:p>
      <text:p text:style-name="P8">Для декларації клас використовується наступний синтаксис:</text:p>
      <text:p text:style-name="Preformatted_20_Text">@interface Person : NSObject</text:p>
      <text:p text:style-name="Preformatted_20_Text">...</text:p>
      <text:p text:style-name="Preformatted_20_Text"><text:span text:style-name="T4">@</text:span><text:span text:style-name="T10">e</text:span><text:span text:style-name="T4">nd</text:span></text:p>
      <text:p text:style-name="P8">Цей запис декларує клас <text:span text:style-name="T3">Person що походить від класу NSObject. Останній є предком всіх класів в програмах на Objective-C і містить набір найбільш загальних методів та змінних.</text:span></text:p>
      <text:p text:style-name="P8">Методи декларуються наступним чином:</text:p>
      <text:p text:style-name="P14">- (void)printGreeting;</text:p>
      <text:p text:style-name="P9">Знак ‘-’ на початку рядка означає, що цей метод є методом екземпляра класа. Для методів класу використовується символ <text:s/>‘+’.</text:p>
      <text:p text:style-name="P10">Реалізація методів задається в секції <text:span text:style-name="T4">implementation:</text:span></text:p>
      <text:p text:style-name="Preformatted_20_Text">@inplementation Person</text:p>
      <text:p text:style-name="Preformatted_20_Text">- (void)printGreeting {</text:p>
      <text:p text:style-name="Preformatted_20_Text"><text:s text:c="3"/>NSLog(@"Hello!");</text:p>
      <text:p text:style-name="Preformatted_20_Text">}</text:p>
      <text:p text:style-name="Preformatted_20_Text"><text:span text:style-name="T4">@end</text:span> <text:s/></text:p>
      <text:p text:style-name="P10">Як правило, інтерфейсна частини класу розміщується у файлі в розштренням .<text:span text:style-name="T5">h, <text:s/>а реалізация <text:s text:c="2"/>— в файлі в розширенням .m.</text:span></text:p>
      <text:p text:style-name="P10">Зазвичай, об’єкти в <text:span text:style-name="T5">Objective-C створюються в два етапи:<text:line-break/>1. виділеня пам’яті за допомогою класового методу NSObject alloc</text:span></text:p>
      <text:p text:style-name="P11">2. <text:span text:style-name="T6">ініциалізація за допомогою методу init або його вариантів:</text:span></text:p>
      <text:p text:style-name="Preformatted_20_Text">Person *person = <text:span text:style-name="T11">[</text:span>[Person <text:span text:style-name="T11">alloc</text:span>] <text:span text:style-name="T11">init]</text:span>;</text:p>
      <text:p text:style-name="Preformatted_20_Text">[person printGreeting];</text:p>
      <text:p text:style-name="P11"><text:span text:style-name="T6">Для зберігання данних в екземплярах класу використовуються </text:span><text:span text:style-name="T7">instance variables (ivars), але частіше властивості:</text:span></text:p>
      <text:p text:style-name="P2">@interface Person : NSObject</text:p>
      <text:p text:style-name="P3"><text:soft-page-break/>@property (nonatomic, strong) NSString *firstName;</text:p>
      <text:p text:style-name="P1"><text:span text:style-name="T8">@</text:span><text:span text:style-name="T9">e</text:span><text:span text:style-name="T8">nd</text:span></text:p>
      <text:p text:style-name="Text_20_body">В дужках задаються додаткові атрибути властивостей. Атрибут <text:span text:style-name="T10">strong вказує, що властивість </text:span><text:span text:style-name="T11">firstName — це сильний покажчик на об’єкт. Для примитивних типів, таких як int, CGFloat тощо, використовується атрибут asign, що означає, що значення в це поле копіюється за допомогою оператора ‘=’. Також часто </text:span><text:span text:style-name="T13">(особливо для NSString) </text:span><text:span text:style-name="T11">використовується атрибут copy — значення копіюється за допомогою метода copy. Для доступа до властивостей використовується крапка:</text:span></text:p>
      <text:p text:style-name="Preformatted_20_Text">person.firstName = @”Jhon”;</text:p>
      <text:p text:style-name="P17">Кожен метод в <text:span text:style-name="T12">Objective-C має два скритих параметри, один з них — self — покажчик на об’єкт, для якого було викликано даний метод. Його можна використовувати для доступа до властивостей:</text:span></text:p>
      <text:p text:style-name="P16">- (void)printGreeting {</text:p>
      <text:p text:style-name="P16"><text:s text:c="3"/>NSLog(@"Hello <text:span text:style-name="T12">from %@</text:span>", <text:span text:style-name="T12">self.firstName</text:span>);</text:p>
      <text:p text:style-name="P15">}</text:p>
      <text:p text:style-name="Text_20_body">Для ініціалізації створеного об’єкта використовується методи типу <text:span text:style-name="T14">initXXX. Метод init класу NSObject виконує базову ініціалізацію і повертає створений об’єкт або nil якщо трапилась якась помилка. Тому методи ініціалізації, як правило, виглядають наступним чином:</text:span></text:p>
      <text:p text:style-name="Preformatted_20_Text">- (instancetype)initWith<text:span text:style-name="T15">First</text:span>Name:(NSString*)<text:span text:style-name="T15">firstN</text:span>ame {</text:p>
      <text:p text:style-name="Preformatted_20_Text"><text:s text:c="3"/>if (self = [super init]) {</text:p>
      <text:p text:style-name="Preformatted_20_Text"><text:s text:c="6"/>self. <text:span text:style-name="T15">firstN</text:span>ame = <text:span text:style-name="T15">firstN</text:span>ame;</text:p>
      <text:p text:style-name="Preformatted_20_Text"><text:s text:c="3"/>}</text:p>
      <text:p text:style-name="Preformatted_20_Text"><text:s text:c="3"/>return self;</text:p>
      <text:p text:style-name="Preformatted_20_Text">}</text:p>
      <text:p text:style-name="P18">і використовується наступним чином:</text:p>
      <text:p text:style-name="Preformatted_20_Text">Person *person = [[Person alloc] initWithFirstName:@"James"];</text:p>
      <text:p text:style-name="Preformatted_20_Text">[person printGreeting];</text:p>
      <text:h text:style-name="P13" text:outline-level="3">Завдання</text:h>
      <text:p text:style-name="P7">Розробити програму, що містаить наступні класи:</text:p>
      <text:p text:style-name="P6">1. Person з полями для призвіща та імені</text:p>
      <text:p text:style-name="P6">2. Developer, що є дочірним класом для Person і містить додаткове поле type: front-end, back-end, mobile</text:p>
      <text:p text:style-name="P6"><text:soft-page-break/>3. ProductManager, що є дочірним класом для Person і містить поле для списку підлеглих Developer’s, а також методи для додавання, видалення розробників в список і друку списку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text-align="center" style:justify-single-word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.1in" fo:margin-bottom="0.1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7T23:07:11.634522038</meta:creation-date>
    <dc:date>2022-03-28T23:47:16.815884695</dc:date>
    <meta:editing-duration>PT11H18M9S</meta:editing-duration>
    <meta:editing-cycles>9</meta:editing-cycles>
    <meta:generator>LibreOffice/7.1.3.2$MacOSX_X86_64 LibreOffice_project/47f78053abe362b9384784d31a6e56f8511eb1c1</meta:generator>
    <meta:document-statistic meta:table-count="0" meta:image-count="0" meta:object-count="0" meta:page-count="3" meta:paragraph-count="49" meta:word-count="404" meta:character-count="3031" meta:non-whitespace-character-count="2641"/>
  </office:meta>
</office:document-meta>
</file>